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6931in" fo:margin-left="-0.0813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2" style:family="table">
      <style:table-properties style:width="6.6931in" fo:margin-left="-0.0813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3" style:family="table">
      <style:table-properties style:width="6.6931in" fo:margin-left="-0.0813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4" style:family="table">
      <style:table-properties style:width="6.6931in" fo:margin-left="-0.0813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5" style:family="table">
      <style:table-properties style:width="6.6931in" fo:margin-left="-0.0813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6" style:family="table">
      <style:table-properties style:width="6.6931in" fo:margin-left="-0.0813in" fo:margin-top="0in" fo:margin-bottom="0in" table:align="left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7" style:family="table">
      <style:table-properties style:width="6.6931in" fo:margin-left="-0.0813in" fo:margin-top="0in" fo:margin-bottom="0in" table:align="left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8" style:family="table">
      <style:table-properties style:width="6.6931in" fo:margin-left="-0.0813in" fo:margin-top="0in" fo:margin-bottom="0in" table:align="left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9" style:family="table">
      <style:table-properties style:width="6.6931in" fo:margin-left="-0.0813in" fo:margin-top="0in" fo:margin-bottom="0in" table:align="left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3" style:family="paragraph" style:parent-style-name="Standard">
      <style:paragraph-properties fo:margin-top="0in" fo:margin-bottom="0in" loext:contextual-spacing="false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000080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rtual Machine Account</text:p>
      <text:p text:style-name="P1">USER user</text:p>
      <text:p text:style-name="P1">PW <text:s text:c="4"/>password</text:p>
      <text:p text:style-name="P1"/>
      <text:p text:style-name="P1">CHECK Virtual Machine assigned ip address <text:s/>(also check interface bridge of virtual machine before start if you use wireless or eth adapter on your pc)</text:p>
      <text:p text:style-name="P1"/>
      <text:p text:style-name="P1">Access VM: ssh <text:a xlink:type="simple" xlink:href="mailto:user@10.137.1.72" text:style-name="Internet_20_link" text:visited-style-name="Visited_20_Internet_20_Link"><text:span text:style-name="T1">user@10.137.1.72</text:span></text:a> <text:s/>(VM IP)</text:p>
      <text:p text:style-name="P1"/>
      <text:p text:style-name="P1">Folder with container docker image </text:p>
      <text:p text:style-name="P1">sudo -i</text:p>
      <text:p text:style-name="P1">cd /root/docker </text:p>
      <text:p text:style-name="P1"/>
      <text:p text:style-name="P1">All container starts automatically when VM starts</text:p>
      <text:p text:style-name="P1"/>
      <text:p text:style-name="P1">Set your PC file hosts (with ip address of virtual machine)</text:p>
      <text:p text:style-name="P1"><text:a xlink:type="simple" xlink:href="mailto:user@10.137.1.72" text:style-name="Internet_20_link" text:visited-style-name="Visited_20_Internet_20_Link"><text:span text:style-name="T1">10.137.1.72</text:span></text:a><text:tab/>ipa.example.test<text:tab/>ckan<text:tab/>metabase<text:tab/>supersetd</text:p>
      <text:p text:style-name="P1"/>
      <text:p text:style-name="P1">Accesso Docker from your PC:</text:p>
      <text:p text:style-name="P1"><text:a xlink:type="simple" xlink:href="https://pa.example.test/" text:style-name="Internet_20_link" text:visited-style-name="Visited_20_Internet_20_Link"><text:span text:style-name="T1">https://ipa.example.test</text:span></text:a></text:p>
      <text:p text:style-name="P1">USER admin</text:p>
      <text:p text:style-name="P1">PW adminpassword</text:p>
      <text:p text:style-name="P1"/>
      <text:p text:style-name="P1">USER ldap</text:p>
      <text:p text:style-name="P1">PW ldap</text:p>
      <text:p text:style-name="P1">(this account is used for bind docker system)</text:p>
      <text:p text:style-name="P1"/>
      <text:p text:style-name="P1">Every User in ldap has same user and password.</text:p>
      <text:p text:style-name="P1">Actual users:</text:p>
      <text:p text:style-name="P1">raffaele</text:p>
      <text:p text:style-name="P1">alessandro</text:p>
      <text:p text:style-name="P1">andrea</text:p>
      <text:p text:style-name="P1">pierpaolo</text:p>
      <text:p text:style-name="P1">david</text:p>
      <text:p text:style-name="P1">fabiana</text:p>
      <text:p text:style-name="P1">alberto</text:p>
      <text:p text:style-name="P1"/>
      <text:p text:style-name="P1"><text:a xlink:type="simple" xlink:href="http://ckan:5000/" text:style-name="Internet_20_link" text:visited-style-name="Visited_20_Internet_20_Link"><text:span text:style-name="T1">http://ckan:5000</text:span></text:a></text:p>
      <text:p text:style-name="P1">Login only with LDAP users</text:p>
      <text:p text:style-name="P1"/>
      <text:p text:style-name="P1"><text:a xlink:type="simple" xlink:href="http://metabase:3000/" text:style-name="Internet_20_link" text:visited-style-name="Visited_20_Internet_20_Link"><text:span text:style-name="T1">http://metabase:3000</text:span></text:a></text:p>
      <text:p text:style-name="P1">NAME admin</text:p>
      <text:p text:style-name="P1">SURNAME admin</text:p>
      <text:p text:style-name="P1">MAIL <text:a xlink:type="simple" xlink:href="mailto:admin@admin.it" text:style-name="Internet_20_link" text:visited-style-name="Visited_20_Internet_20_Link"><text:span text:style-name="T1">admin@admin.it</text:span></text:a></text:p>
      <text:p text:style-name="P1">PW admin01</text:p>
      <text:p text:style-name="P1">Login also with LDAP users</text:p>
      <text:p text:style-name="P1"/>
      <text:p text:style-name="P1"><text:a xlink:type="simple" xlink:href="http://superset:8088/" text:style-name="Internet_20_link" text:visited-style-name="Visited_20_Internet_20_Link"><text:span text:style-name="T1">http://supersetd:8088</text:span></text:a></text:p>
      <text:p text:style-name="P1">Login only with LDAP users</text:p>
      <text:p text:style-name="P1"/>
      <text:p text:style-name="P1"/>
      <text:p text:style-name="P1">In the folder /home/user/GitRepos you can find DAF GitHub projects. It is possible run services with the following commands:</text:p>
      <text:p text:style-name="P1"/>
      <text:p text:style-name="P1"><text:span text:style-name="T2">Secutity Manager</text:span></text:p>
      <text:p text:style-name="P1"><text:soft-page-break/>in /home/user/GitRepos/daf/security_manager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"><text:span text:style-name="T4"># sbt</text:span></text:p>
            <text:p text:style-name="P1"><text:span text:style-name="T4"># run -Dconfig.resource=test.conf -Dhttp.port=9002 </text:span></text:p>
          </table:table-cell>
        </table:table-row>
      </table:table>
      <text:p text:style-name="P2"><text:soft-page-break/></text:p>
      <text:p text:style-name="P1"/>
      <text:p text:style-name="P1"><text:span text:style-name="T2">Catalog Manager</text:span></text:p>
      <text:p text:style-name="P1">in /home/user/GitRepos/daf/catalog_manager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"><text:span text:style-name="T4"># sbt</text:span></text:p>
            <text:p text:style-name="P1"><text:span text:style-name="T4"># run -Dconfig.resource=test.conf -Dhttp.port=9001 </text:span></text:p>
          </table:table-cell>
        </table:table-row>
      </table:table>
      <text:p text:style-name="P1"><text:soft-page-break/></text:p>
      <text:p text:style-name="P2"/>
      <text:p text:style-name="P1"><text:span text:style-name="T2">Dataportal</text:span></text:p>
      <text:p text:style-name="P1">in /home/user/GitRepos/daf-dataportal-backend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"><text:span text:style-name="T4"># sbt</text:span></text:p>
            <text:p text:style-name="P1"><text:span text:style-name="T4"># run -Dconfig.resource=test.conf</text:span></text:p>
          </table:table-cell>
        </table:table-row>
      </table:table>
      <text:p text:style-name="P1"><text:soft-page-break/></text:p>
      <text:p text:style-name="P1"/>
      <text:p text:style-name="P1">Front-end UI projects are cloned in daf-dataportal and daf-dataportal-public folders.</text:p>
      <text:p text:style-name="P1"/>
      <text:p text:style-name="P1">The client configuration depends on the distributions of the DAF modules:</text:p>
      <text:p text:style-name="P1"/>
      <text:p text:style-name="P1"><text:span text:style-name="T3">Services and front-end on the client DB’s and products on the virtual machines</text:span>:</text:p>
      <text:p text:style-name="P1"/>
      <text:p text:style-name="P1">Add the following lines In the host file on the client machines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"><text:a xlink:type="simple" xlink:href="mailto:user@10.137.1.72" text:style-name="Internet_20_link" text:visited-style-name="Visited_20_Internet_20_Link"><text:span text:style-name="T4">10.137.1.72</text:span></text:a><text:span text:style-name="T4"> <text:s text:c="2"/>ipa.example.test superset.daf.test.it metabase.daf.test.it ckan.daf.test.it mongodb</text:span></text:p>
            <text:p text:style-name="P1"><text:span text:style-name="T4">127.0.0.1 <text:s text:c="6"/>datipubblici-private.daf.test.it</text:span></text:p>
          </table:table-cell>
        </table:table-row>
      </table:table>
      <text:p text:style-name="P1"><text:soft-page-break/></text:p>
      <text:p text:style-name="P1"/>
      <text:p text:style-name="P1">In your daf-dataportal project, add the following lines in src/config/serviceurl.js: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"><text:s text:c="2"/><text:span text:style-name="T4">apiURLSSOManager: "http://localhost:9002/sso-manager",</text:span></text:p>
            <text:p text:style-name="P1"><text:span text:style-name="T4"><text:s text:c="2"/>apiURLDatiGov: "http://localhost:9000/dati-gov/v1", </text:span></text:p>
            <text:p text:style-name="P1"><text:span text:style-name="T4"><text:s text:c="2"/>apiURLCatalog: "http://localhost:9001/catalog-manager/v1",</text:span></text:p>
            <text:p text:style-name="P1"><text:span text:style-name="T4"><text:s text:c="2"/>apiURLIngestion: "http://localhost:9002/ingestion-manager/v1",</text:span></text:p>
            <text:p text:style-name="P1"><text:span text:style-name="T4"><text:s text:c="2"/>apiURLSecurity: "http://localhost:9002/security-manager/v1",</text:span></text:p>
            <text:p text:style-name="P1"><text:span text:style-name="T4"><text:s text:c="2"/></text:span></text:p>
            <text:p text:style-name="P1"><text:span text:style-name="T4"><text:s text:c="2"/>urlMetabase: 'http://metabase.daf.test.it',</text:span></text:p>
            <text:p text:style-name="P1"><text:span text:style-name="T4"><text:s text:c="2"/>urlSuperset: 'http://superset.daf.test.it',</text:span></text:p>
            <text:p text:style-name="P1"><text:span text:style-name="T4"><text:s text:c="2"/>urlJupiter: 'http://datascience.daf.teamdigitale.governo.it',</text:span></text:p>
            <text:p text:style-name="P4"/>
            <text:p text:style-name="P1"><text:span text:style-name="T4"><text:s text:c="2"/>domain: ".daf.test.it",</text:span></text:p>
          </table:table-cell>
        </table:table-row>
      </table:table>
      <text:p text:style-name="P1"><text:soft-page-break/></text:p>
      <text:p text:style-name="P1"/>
      <text:p text:style-name="P1">In your package.json edit the line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/><text:span text:style-name="T4">"start": "react-scripts start" </text:span></text:p>
          </table:table-cell>
        </table:table-row>
      </table:table>
      <text:p text:style-name="P1"><text:soft-page-break/></text:p>
      <text:p text:style-name="P1">to start the FE on the port 80: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"><text:span text:style-name="T4">"start": "PORT=80 react-scripts start"</text:span></text:p>
          </table:table-cell>
        </table:table-row>
      </table:table>
      <text:p text:style-name="P1"><text:soft-page-break/></text:p>
      <text:p text:style-name="P1"/>
      <text:p text:style-name="P1"><text:span text:style-name="T3">Front-end on the client and the remainder on virtual machine </text:span></text:p>
      <text:p text:style-name="P3"/>
      <text:p text:style-name="P1">Add the following lines In the host file on the client machines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"><text:a xlink:type="simple" xlink:href="mailto:user@10.137.1.72" text:style-name="Internet_20_link" text:visited-style-name="Visited_20_Internet_20_Link"><text:span text:style-name="T4">10.137.1.72</text:span></text:a><text:span text:style-name="T4"> <text:s text:c="2"/>ipa.example.test superset.daf.test.it metabase.daf.test.it ckan.daf.test.it mongodb</text:span></text:p>
            <text:p text:style-name="P1"><text:span text:style-name="T4">127.0.0.1 <text:s text:c="6"/>datipubblici-private.daf.test.it</text:span></text:p>
          </table:table-cell>
        </table:table-row>
      </table:table>
      <text:p text:style-name="P1"><text:soft-page-break/></text:p>
      <text:p text:style-name="P1">Configure the daf-dataportal project like shown in the previous point but replace ‘localhost’ with ‘services’</text:p>
      <text:p text:style-name="P1"/>
      <text:p text:style-name="P1"><text:span text:style-name="T3">All components on virtual machine </text:span></text:p>
      <text:p text:style-name="P3"/>
      <text:p text:style-name="P1">Add the following lines In the host file on the client machines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"><text:a xlink:type="simple" xlink:href="mailto:user@10.137.1.72" text:style-name="Internet_20_link" text:visited-style-name="Visited_20_Internet_20_Link"><text:span text:style-name="T4">10.137.1.72</text:span></text:a><text:span text:style-name="T4"> <text:s text:c="4"/>ipa.example.test superset.daf.test.it metabase.daf.test.it ckan.daf.test.it mongodb datipubblici-private.daf.test.it services</text:span></text:p>
          </table:table-cell>
        </table:table-row>
      </table:table>
      <text:p text:style-name="P1"><text:soft-page-break/></text:p>
      <text:p text:style-name="P1"/>
      <text:p text:style-name="P1">For each configuration the application should be reached through following url: <text:a xlink:type="simple" xlink:href="http://datipubblici-private.daf.test.it" text:style-name="Internet_20_link" text:visited-style-name="Visited_20_Internet_20_Link"><text:span text:style-name="T6">http://datipubblici-private.daf.test.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20" meta:paragraph-count="80" meta:word-count="368" meta:character-count="3212" meta:non-whitespace-character-count="2868"/>
    <meta:generator>LibreOfficeDev/5.1.0.3$Linux_X86_64 LibreOffice_project/</meta:generator>
  </office:meta>
</office:document-meta>
</file>